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00000003C2DF91A93.png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5S"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5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6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7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8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9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10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end"/>
    </style:style>
    <style:style style:name="P2" style:family="paragraph">
      <style:text-properties fo:color="#ff0000" fo:font-size="32pt" style:font-size-asian="32pt" style:font-size-complex="32pt"/>
    </style:style>
    <style:style style:name="P3" style:family="paragraph">
      <style:paragraph-properties>
        <style:tab-stops>
          <style:tab-stop style:position="0.78cm"/>
        </style:tab-stops>
      </style:paragraph-properties>
    </style:style>
    <style:style style:name="P4" style:family="paragraph">
      <style:paragraph-properties fo:text-align="end"/>
      <style:text-properties fo:color="#ff0000" fo:font-size="32pt" style:font-size-asian="32pt" style:font-size-complex="32pt"/>
    </style:style>
    <style:style style:name="P5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>
        <style:tab-stops>
          <style:tab-stop style:position="0.78cm"/>
          <style:tab-stop style:position="1.662cm"/>
        </style:tab-stops>
      </style:paragraph-properties>
    </style:style>
    <style:style style:name="P8" style:family="paragraph">
      <style:paragraph-properties fo:text-align="center">
        <style:tab-stops>
          <style:tab-stop style:position="0.78cm"/>
        </style:tab-stops>
      </style:paragraph-properties>
    </style:style>
    <style:style style:name="P9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color="#ff0000"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fo:color="#000000" fo:font-size="45%"/>
      </text:list-level-style-bullet>
      <text:list-level-style-bullet text:level="3" text:bullet-char="●">
        <style:list-level-properties text:space-before="1.6cm"/>
        <style:text-properties fo:font-family="Star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fo:color="#000000" fo:font-size="45%"/>
      </text:list-level-style-bullet>
      <text:list-level-style-bullet text:level="5" text:bullet-char="●">
        <style:list-level-properties text:space-before="3.2cm"/>
        <style:text-properties fo:font-family="Star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draw:id="id1">
        <office:forms form:automatic-focus="false" form:apply-design-mode="false"/>
        <draw:frame draw:style-name="gr1" draw:text-style-name="P2" draw:layer="layout" svg:width="19cm" svg:height="1.517cm" svg:x="7.5cm" svg:y="0.3cm">
          <draw:text-box>
            <text:p text:style-name="P1"><text:span text:style-name="T1">sidux ist</text:span></text:p>
          </draw:text-box>
        </draw:frame>
        <draw:frame draw:style-name="gr2" draw:text-style-name="P3" draw:layer="layout" svg:width="25.22cm" svg:height="16cm" svg:x="1.4cm" svg:y="2.5cm">
          <draw:text-box>
            <text:list text:style-name="L2">
              <text:list-item>
                <text:p text:style-name="P3"><text:tab/><text:span text:style-name="T2">eine stabile, auf Debians Unstable-Zweig (Sid) basierte Linux-Distribution.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tab/></text:span><text:span text:style-name="T2">Pakete werden direkt aus Debians Sid-Repository installiert (kein forken der</text:span></text:p>
              </text:list-item>
            </text:list>
            <text:p text:style-name="P3"><text:span text:style-name="T2"><text:tab/></text:span><text:span text:style-name="T2">Pakete).</text:span></text:p>
            <text:p text:style-name="P3"><text:span text:style-name="T2"/></text:p>
            <text:list text:continue-numbering="true" text:style-name="L2">
              <text:list-item>
                <text:p text:style-name="P3"><text:span text:style-name="T2"><text:tab/></text:span><text:span text:style-name="T2">Rolling Release: Durch regelmäßige Updates (dist-upgrade) über Internet</text:span></text:p>
              </text:list-item>
            </text:list>
            <text:p text:style-name="P3"><text:span text:style-name="T2"><text:tab/></text:span><text:span text:style-name="T2">wird das System (tages-) aktuell gehalten.</text:span></text:p>
            <text:p text:style-name="P3"><text:span text:style-name="T2"/></text:p>
            <text:list text:continue-numbering="true" text:style-name="L2">
              <text:list-item>
                <text:p text:style-name="P3"><text:span text:style-name="T2"><text:tab/></text:span><text:span text:style-name="T2">Es ist nicht notwendig bei einem neuen Release eine neue Installation</text:span></text:p>
              </text:list-item>
            </text:list>
            <text:p text:style-name="P3"><text:span text:style-name="T2"><text:tab/></text:span><text:span text:style-name="T2">vorzunehmen.</text:span></text:p>
            <text:p><text:span text:style-name="T2"/></text:p>
            <text:p/>
          </draw:text-box>
        </draw:frame>
        <anim:par presentation:node-type="timing-root">
          <anim:par smil:begin="id1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draw:id="id2">
        <office:forms form:automatic-focus="false" form:apply-design-mode="false"/>
        <draw:frame draw:style-name="gr1" draw:text-style-name="P4" draw:layer="layout" svg:width="19cm" svg:height="1.517cm" svg:x="7.5cm" svg:y="0.3cm">
          <draw:text-box>
            <text:p text:style-name="P1"><text:span text:style-name="T1">weitere Besonderheiten</text:span></text:p>
          </draw:text-box>
        </draw:frame>
        <draw:frame draw:style-name="gr4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3"><text:tab/></text:span><text:span text:style-name="T2">eigenes Repository für Kernel und eigene Applikationen</text:span></text:p>
              </text:list-item>
            </text:list>
            <text:p text:style-name="P3"><text:span text:style-name="T2"><text:tab/></text:span><text:span text:style-name="T2">(z. B. Netzwerkonfigurationstool Ceni und Artwork).</text:span></text:p>
            <text:p text:style-name="P3"><text:span text:style-name="T2"/></text:p>
            <text:list text:continue-numbering="true" text:style-name="L2">
              <text:list-item>
                <text:p text:style-name="P3"><text:span text:style-name="T2"><text:tab/></text:span><text:span text:style-name="T2">sidux bietet durch eigene hochaktuelle Kernel bestmögliche</text:span></text:p>
              </text:list-item>
            </text:list>
            <text:p text:style-name="P3"><text:span text:style-name="T2"><text:tab/></text:span><text:span text:style-name="T2">Hardwareunterstützung und Sicherheit.</text:span></text:p>
            <text:p text:style-name="P3"><text:span text:style-name="T2"/></text:p>
            <text:list text:continue-numbering="true" text:style-name="L2">
              <text:list-item>
                <text:p text:style-name="P3"><text:span text:style-name="T2"><text:tab/></text:span><text:span text:style-name="T2">kurzfristige Bereitstellung einer gefixten Paketversion falls ein defektes,</text:span></text:p>
              </text:list-item>
            </text:list>
            <text:p text:style-name="P3"><text:span text:style-name="T2"><text:tab/></text:span><text:span text:style-name="T2">essentielles Paket produktives Arbeiten mit dem System behindert.</text:span></text:p>
            <text:p text:style-name="P3"><text:span text:style-name="T2"/></text:p>
            <text:list text:style-name="L3">
              <text:list-item>
                <text:p text:style-name="P3"><text:span text:style-name="T2"><text:tab/></text:span><text:span text:style-name="T2">Das Projekt wird von einer sehr aktiven Community unterstützt.</text:span></text:p>
              </text:list-item>
            </text:list>
            <text:p><text:span text:style-name="T3"/></text:p>
          </draw:text-box>
        </draw:frame>
        <anim:par presentation:node-type="timing-root">
          <anim:par smil:begin="id2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draw:id="id3">
        <office:forms form:automatic-focus="false" form:apply-design-mode="false"/>
        <draw:frame draw:style-name="gr1" draw:text-style-name="P4" draw:layer="layout" svg:width="19cm" svg:height="1.517cm" svg:x="7.5cm" svg:y="0.3cm">
          <draw:text-box>
            <text:p text:style-name="P1"><text:span text:style-name="T1">Wie oft erscheint sidux?</text:span></text:p>
          </draw:text-box>
        </draw:frame>
        <draw:frame draw:style-name="gr5" draw:text-style-name="P5" draw:layer="layout" svg:width="25.22cm" svg:height="16cm" svg:x="1.4cm" svg:y="2.5cm">
          <draw:text-box>
            <text:p text:style-name="P3"><text:span text:style-name="T2">sidux wird 4 mal pro Jahr veröffentlicht und kann von der Live-CD / DVD</text:span></text:p>
            <text:p text:style-name="P3"><text:span text:style-name="T2">in 2 - 10 Minuten, je nach Alter der Harware, installiert werden.</text:span></text:p>
            <text:p text:style-name="P3"><text:span text:style-name="T2">Bei sehr alter Hardware kann es auch länger dauern.</text:span></text:p>
            <text:p text:style-name="P7"><text:span text:style-name="T2"/></text:p>
            <text:p text:style-name="P7"><text:span text:style-name="T2">In welchen Varianten kann sidux installiert werden?</text:span></text:p>
            <text:p text:style-name="P7"><text:span text:style-name="T2"/></text:p>
            <text:list text:style-name="L3">
              <text:list-item>
                <text:p text:style-name="P3"><text:span text:style-name="T2"><text:tab/></text:span><text:span text:style-name="T2">über die Live-DVD KDE-Full mit dem jeweils aktuellen KDE4 aus Sid und</text:span></text:p>
              </text:list-item>
            </text:list>
            <text:p text:style-name="P3"><text:span text:style-name="T2"><text:tab/></text:span><text:span text:style-name="T2">vielen Anwendungsprogrammen.</text:span></text:p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über die Live-CD KDE-Light mit de, jeweils aktuellen KDE4 aus Sid und</text:span></text:p>
              </text:list-item>
            </text:list>
            <text:p text:style-name="P3"><text:span text:style-name="T2"><text:tab/></text:span><text:span text:style-name="T2">einer reduzierten Anzahl an Anwendungen.</text:span></text:p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über die Live-CD XFCE mit einer großen Anzahl an Anwendungen für</text:span></text:p>
              </text:list-item>
            </text:list>
            <text:p text:style-name="P3"><text:span text:style-name="T2"><text:tab/></text:span><text:span text:style-name="T2">leistungsschwächere Rechner.</text:span></text:p>
            <text:p text:style-name="P3"><text:span text:style-name="T2"/></text:p>
            <text:p text:style-name="P3"><text:span text:style-name="T2">Alle drei Varianten sind für die 32- und 64-Bit-Architektur verfügbar.</text:span></text:p>
          </draw:text-box>
        </draw:frame>
        <anim:par presentation:node-type="timing-root">
          <anim:par smil:begin="id3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draw:id="id4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Hardware-Anforderungen</text:span></text:p>
          </draw:text-box>
        </draw:frame>
        <draw:frame draw:style-name="gr6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tab/></text:span><text:span text:style-name="T2">x86-64/ EM64T fähige CPU, d.h. neuere AMD oder</text:span></text:p>
              </text:list-item>
            </text:list>
            <text:p text:style-name="P3"><text:span text:style-name="T2"><text:tab/></text:span><text:span text:style-name="T2">INTEL Prozessoren (für 64Bit).</text:span></text:p>
            <text:p text:style-name="P3"><text:span text:style-name="T2"/></text:p>
            <text:list text:style-name="L3">
              <text:list-item>
                <text:p text:style-name="P3"><text:span text:style-name="T2"><text:tab/></text:span><text:span text:style-name="T2">CPU die den vollständigen i686 Befehlssatz unterstützt (für 32Bit).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mind. 512 MByte (KDE) bzw. 256 MByte (XFCE) RAM.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Standard VGA Grafikkarte (Nvidia, ATI, Intel).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mind. 3 GByte freien Festplattenplatz, zum sinnvollen Arbeiten sollten</text:span></text:p>
              </text:list-item>
            </text:list>
            <text:p text:style-name="P3"><text:span text:style-name="T2"><text:tab/></text:span><text:span text:style-name="T2">mindestens 10 GB geplant werden.</text:span></text:p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optisches Laufwerk oder USB-Speichermedien.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draw:id="id5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Hilfe bei Problemen mit sidux</text:span></text:p>
          </draw:text-box>
        </draw:frame>
        <draw:frame draw:style-name="gr7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tab/></text:span><text:span text:style-name="T2">im Supportforum auf der sidux Webseite unter http://sidux.com.</text:span></text:p>
              </text:list-item>
            </text:list>
            <text:p text:style-name="P3"><text:span text:style-name="T2"/></text:p>
            <text:list text:style-name="L3">
              <text:list-item>
                <text:p text:style-name="P3"><text:span text:style-name="T2"><text:tab/></text:span><text:span text:style-name="T2">mit einem IRC-Client im Chat irc.oftc.net im Channel #sidux.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ohne IRC-Client über den Webchat, der unter sidux.com zu finden ist.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in der offiziellen sidux Dokumentation unter http://manual.sidux.com.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draw:id="id6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finden lokale Anwendertreffen statt?</text:span></text:p>
          </draw:text-box>
        </draw:frame>
        <draw:frame draw:style-name="gr8" draw:text-style-name="P5" draw:layer="layout" svg:width="25.22cm" svg:height="16cm" svg:x="1.4cm" svg:y="2.5cm">
          <draw:text-box>
            <text:p text:style-name="P3"><text:span text:style-name="T2">In einigen deutschen Städten werden bereits regelmäßige Anwendertreffen oder Stammtische, bei denen man Gleichgesinnte trifft, abgehalten.</text:span></text:p>
            <text:p text:style-name="P3"><text:span text:style-name="T2"/></text:p>
            <text:p text:style-name="P3"><text:span text:style-name="T2">Für Südbayern gibt es in München jeden zweiten Samstag im Monat ein Anwendertreffen, das im sidux-Forum bekanntgegeben wird.</text:span></text:p>
            <text:p text:style-name="P3"><text:span text:style-name="T2"/></text:p>
            <text:p text:style-name="P3"><text:span text:style-name="T2">Weitere Treffen und Wochenend-Workshops finden unter anderem in Aachen, Darmstadt und Hamburg statt.</text:span></text:p>
            <text:p text:style-name="P3"><text:span text:style-name="T2"/></text:p>
            <text:p text:style-name="P3"><text:span text:style-name="T2">Falls Sie in ihrer Stadt / Region Anwendertreffen oder Workshops etablieren möchte melden Sie sich bitte unter:</text:span></text:p>
            <text:p text:style-name="P3"><text:span text:style-name="T2"/></text:p>
            <text:p text:style-name="P3"><text:span text:style-name="T2"><text:tab/></text:span><text:span text:style-name="T2">http://sidux-ev.de</text:span></text:p>
            <text:p text:style-name="P3"><text:span text:style-name="T2"><text:tab/></text:span><text:span text:style-name="T2">im Chat irc.oftc.net unter Channel #sidux-ev</text:span></text:p>
            <text:p text:style-name="P3"><text:span text:style-name="T2"><text:tab/></text:span><text:span text:style-name="T2">oder direkt hier am Stand</text:span></text:p>
            <text:p text:style-name="P3"><text:span text:style-name="T2"/></text:p>
            <text:p text:style-name="P3"><text:span text:style-name="T2">Der sidux e.V. unterstützt gerne.</text:span></text:p>
          </draw:text-box>
        </draw:frame>
        <anim:par presentation:node-type="timing-root">
          <anim:par smil:begin="id6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draw:id="id7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sidux e.V.</text:span></text:p>
          </draw:text-box>
        </draw:frame>
        <draw:frame draw:style-name="gr9" draw:text-style-name="P5" draw:layer="layout" svg:width="25.22cm" svg:height="16cm" svg:x="1.4cm" svg:y="2.5cm">
          <draw:text-box>
            <text:p text:style-name="P3"><text:span text:style-name="T2">Mit Messestand vertreten bei:</text:span></text:p>
            <text:p text:style-name="P3"><text:span text:style-name="T2"/></text:p>
            <text:p text:style-name="P3"><text:span text:style-name="T2">Fosdem Brüssel, Oldenburger LIT, Chemnitzer Linux-Tage, SIGINT Köln, LinuxTag Berlin, FrOSCon St. Augustin, Software Freedom Day Hamburg, OpenRheinRuhr Bottrop</text:span></text:p>
            <text:p text:style-name="P3"><text:span text:style-name="T2"/></text:p>
            <text:p text:style-name="P3"><text:span text:style-name="T2"><text:tab/></text:span><text:span text:style-name="T2">Den sidux e.V. erreichen Sie unter:</text:span></text:p>
            <text:p text:style-name="P3"><text:span text:style-name="T2"/></text:p>
            <text:p text:style-name="P3"><text:span text:style-name="T2"><text:tab/></text:span><text:span text:style-name="T2">Homepage: http://sidux-ev.de</text:span></text:p>
            <text:p text:style-name="P3"><text:span text:style-name="T2"><text:tab/></text:span><text:span text:style-name="T2">Wiki: wiki.sidux-ev.de</text:span></text:p>
            <text:p text:style-name="P3"><text:span text:style-name="T2">.</text:span></text:p>
          </draw:text-box>
        </draw:frame>
        <anim:par presentation:node-type="timing-root">
          <anim:par smil:begin="id7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draw:id="id8">
        <office:forms form:automatic-focus="false" form:apply-design-mode="false"/>
        <draw:frame draw:style-name="gr10" draw:text-style-name="P9" draw:layer="layout" svg:width="25.22cm" svg:height="16cm" svg:x="1.4cm" svg:y="2.5cm">
          <draw:text-box>
            <text:p text:style-name="P8"><text:span text:style-name="T2">Viel Spaß mit sidux</text:span></text:p>
            <text:p text:style-name="P8"><text:span text:style-name="T2"/></text:p>
            <text:p text:style-name="P8"><text:span text:style-name="T2">und einen interessanten Linux-Infotag in Augsburg</text:span></text:p>
            <text:p text:style-name="P8"><text:span text:style-name="T2"/></text:p>
            <text:p text:style-name="P8"><text:span text:style-name="T2">wünscht Ihr sidux Team!</text:span></text:p>
          </draw:text-box>
        </draw:frame>
        <anim:par presentation:node-type="timing-root">
          <anim:par smil:begin="id8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5" style:family="graphic" style:parent-style-name="standard">
      <style:graphic-properties svg:stroke-width="0.15cm" svg:stroke-color="#800000" draw:marker-start-width="0.53cm" draw:marker-end-width="0.53cm" draw:fill="solid" draw:fill-color="#000000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12pt" style:font-size-asian="12pt" style:font-size-complex="12pt"/>
    </style:style>
    <style:style style:name="MP6" style:family="paragraph">
      <style:text-properties fo:color="#808080" fo:font-family="Arial" style:font-family-generic="swiss" style:font-pitch="variable" fo:font-size="12pt" style:font-size-asian="12pt" style:font-size-complex="12pt"/>
    </style:style>
    <style:style style:name="MP7" style:family="paragraph">
      <style:paragraph-properties fo:text-align="center"/>
      <style:text-properties fo:color="#808080" fo:font-size="14pt" style:font-size-asian="14pt" style:font-size-complex="14pt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2pt" style:font-size-asian="12pt" style:font-size-complex="12pt"/>
    </style:style>
    <style:style style:name="MT3" style:family="text">
      <style:text-properties fo:color="#808080" fo:font-family="Arial" style:font-family-generic="swiss" style:font-pitch="variable" fo:font-size="10pt" style:font-size-asian="10pt" style:font-size-complex="10pt"/>
    </style:style>
    <style:style style:name="MT4" style:family="text">
      <style:text-properties fo:color="#808080" fo:font-family="Arial" style:font-style-name="Standard" style:font-family-generic="swiss" fo:font-size="11pt" style:font-family-asian="Arial" style:font-style-name-asian="Standard" style:font-family-generic-asian="swiss" style:font-size-asian="11pt" style:font-family-complex="Arial" style:font-style-name-complex="Standard" style:font-family-generic-complex="swiss" style:font-size-complex="11pt"/>
    </style:style>
    <style:style style:name="MT5" style:family="text">
      <style:text-properties fo:color="#999999" fo:font-family="Arial" style:font-family-generic="swiss" style:font-pitch="variable" fo:font-size="11pt" style:font-size-asian="11pt" style:font-size-complex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g>
        <draw:custom-shape draw:style-name="Mgr4" draw:text-style-name="MP3" draw:layer="backgroundobjects" svg:width="25.2cm" svg:height="1.9cm" svg:x="1.4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3" draw:text-style-name="MP3" draw:layer="backgroundobjects" svg:width="5.477cm" svg:height="1.692cm" svg:x="1.587cm" svg:y="0.1cm">
          <draw:image xlink:href="Pictures/10000201000000D00000003C2DF91A93.png" xlink:type="simple" xlink:show="embed" xlink:actuate="onLoad">
            <text:p/>
          </draw:image>
        </draw:frame>
      </draw:g>
      <draw:custom-shape draw:style-name="Mgr5" draw:text-style-name="MP4" draw:layer="backgroundobjects" svg:width="25.2cm" svg:height="1.9cm" svg:x="1.4cm" svg:y="1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6cm" svg:y="19.131cm" presentation:class="date-time">
        <draw:text-box>
          <text:p text:style-name="MP5"><text:span text:style-name="MT2">Linux Infotag Augsburg 27.03.10</text:span><text:span text:style-name="MT2"><text:line-break/></text:span><text:span text:style-name="MT3">v1.0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7"><text:span text:style-name="MT4">© 2010 M. Singer &amp; sidux e.V.</text:span></text:p>
        </draw:text-box>
      </draw:frame>
      <draw:frame presentation:style-name="Standard-title" draw:layer="backgroundobjects" svg:width="19.7cm" svg:height="1.8cm" svg:x="6.8cm" svg:y="2.2cm" presentation:class="title" presentation:placeholder="true">
        <draw:text-box/>
      </draw:frame>
      <draw:frame presentation:style-name="Mpr3" draw:text-style-name="MP2" draw:layer="backgroundobjects" svg:width="6.52cm" svg:height="1.45cm" svg:x="19.88cm" svg:y="19.1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8</text:page-count></text:span></text:p>
        </draw:text-box>
      </draw:frame>
      <draw:frame presentation:style-name="Mpr4" draw:text-style-name="MP2" draw:layer="backgroundobjects" svg:width="6.523cm" svg:height="1.448cm" svg:x="19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3-25T12:27:39.33</dc:date>
    <dc:creator>Walter Güldenberg</dc:creator>
    <meta:editing-duration>PT02H23M47S</meta:editing-duration>
    <meta:editing-cycles>15</meta:editing-cycles>
    <meta:generator>OpenOffice.org/3.2$Win32 OpenOffice.org_project/320m12$Build-9483</meta:generator>
    <meta:document-statistic meta:object-count="58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0f0005009c009e00a8000a00440077008a006400a400da00f600b700310080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Pictures/10000201000000D00000003C2DF91A93.png">
        <DigestMethod Algorithm="http://www.w3.org/2000/09/xmldsig#sha1"/>
        <DigestValue>iPIq6PJP+aE2Veua40jnEkWEVOA=</DigestValue>
      </Reference>
      <Reference URI="Pictures/1000000000000191000001B0CA0EC3EA.gif">
        <DigestMethod Algorithm="http://www.w3.org/2000/09/xmldsig#sha1"/>
        <DigestValue>ntk/DDuSN4tG5bPNQ73JtSmgzIE=</DigestValue>
      </Reference>
      <Reference URI="mimetype">
        <DigestMethod Algorithm="http://www.w3.org/2000/09/xmldsig#sha1"/>
        <DigestValue>1U91NCtijMMJ3/quAtnSsnAIRv8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dHfZSZ/RG7qOhhId2GoRj/7i1H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L+4vriX9Ovt05RE4IxT4YZXwwR0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EFwau++b4dXEOAkH3RlUC/1BqZg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69ZO15B1K1Qih434MhM9KpcFBhM=</DigestValue>
      </Reference>
      <Reference URI="Thumbnails/thumbnail.png">
        <DigestMethod Algorithm="http://www.w3.org/2000/09/xmldsig#sha1"/>
        <DigestValue>rGqMlyQMMWngkG5eSbJsds7T8T4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bTsp723A7QHQRPNOSGMA7JgcJ1s=</DigestValue>
      </Reference>
      <Reference URI="#ID_0080006900aa004400740085004c00fd00b500b30075005e0035003400370002">
        <DigestMethod Algorithm="http://www.w3.org/2000/09/xmldsig#sha1"/>
        <DigestValue>Ig426G0WrZi4LloJSg/hHuTqOT4=</DigestValue>
      </Reference>
    </SignedInfo>
    <SignatureValue>Wo+IzUkF0SHm9EGGqHSOmTaYJOpMc86UaDytEG2MK0AJy9AcPDzmgSWGSZPy3I5z
/TQDmgo5kTS5m6f83ExlhAP/K64zZlq66U6/dWzvdzxQTUxDTSD9jtO1VLcnX6pJ
PHu623mykWJ1xmoqyVjqlSknWS5uIF9YWeyMMgy86/aBUPwdsUaqZhf9iWPysMm6
ium9//nNMpac7jbbUkWnrBTW0HoiXZDH8aTMCIF/6mHVEYJQ3aemygWmC5UlcIY+
ZhrqKIsxEveqSJE+ItblaYwFL/ZbYrm3LOpBsEmtYOA6efbo8J9k100Whvtyiz+x
liT+rtpLCHlGoc7hVMHYKQ==</SignatureValue>
    <KeyInfo>
      <X509Data>
        <X509IssuerSerial>
          <X509IssuerName>E=support@cacert.org, CN=CA Cert Signing Authority, OU=http://www.cacert.org, O=Root CA</X509IssuerName>
          <X509SerialNumber>431072</X509SerialNumber>
        </X509IssuerSerial>
        <X509Certificate>MIIFNDCCAxygAwIBAgIDBpPgMA0GCSqGSIb3DQEBBQUAMHkxEDAOBgNVBAoTB1Jv
b3QgQ0ExHjAcBgNVBAsTFWh0dHA6Ly93d3cuY2FjZXJ0Lm9yZzEiMCAGA1UEAxMZ
Q0EgQ2VydCBTaWduaW5nIEF1dGhvcml0eTEhMB8GCSqGSIb3DQEJARYSc3VwcG9y
dEBjYWNlcnQub3JnMB4XDTA5MDMxMjIxMDQ0NFoXDTExMDMxMjIxMDQ0NFowPzEa
MBgGA1UEAxQRV2FsdGVyIEf8bGRlbmJlcmcxITAfBgkqhkiG9w0BCQEWEndhbHRl
ckBzaWR1eC1ldi5kZTCCASIwDQYJKoZIhvcNAQEBBQADggEPADCCAQoCggEBAOSZ
Od/Gba0J7M36j1NruTtY0f3HCBmGd7SR/rfZm7PB2llD82FDZLB7YXyJBg06zqLH
9COOmJBYlnBgEf05iwmeP5fFEct7Co9n9Nz104f3fauhGUfAqr41f3k3u8/A7lzK
dCoBUqAwLvmxYR9TC58GeqIbnmyFqdywNU4pCEOEri/ogHRdc+CJjtt4+WctTc7y
tUY3boy9Co2uPo4A/InQXnhOdzLPhMVCBfZ6jIafgRSbarF6JkhHI/cbIjoi2S0o
ua0BLSfO0xESDoO6dWWV62eLqJaCx1uYcwYas2mACOo77Vr9NhK3z6t0a1puuM4X
MMwhKqC6poX5C/JO3/MCAwEAAaOB/jCB+zAMBgNVHRMBAf8EAjAAMFYGCWCGSAGG
+EIBDQRJFkdUbyBnZXQgeW91ciBvd24gY2VydGlmaWNhdGUgZm9yIEZSRUUgaGVh
ZCBvdmVyIHRvIGh0dHA6Ly93d3cuQ0FjZXJ0Lm9yZzBABgNVHSUEOTA3BggrBgEF
BQcDBAYIKwYBBQUHAwIGCisGAQQBgjcKAwQGCisGAQQBgjcKAwMGCWCGSAGG+EIE
ATAyBggrBgEFBQcBAQQmMCQwIgYIKwYBBQUHMAGGFmh0dHA6Ly9vY3NwLmNhY2Vy
dC5vcmcwHQYDVR0RBBYwFIESd2FsdGVyQHNpZHV4LWV2LmRlMA0GCSqGSIb3DQEB
BQUAA4ICAQB0uS3wQnrhszZTK11wQcTvIAjV9fjF/nPeGIst+zD3D8s6TXmixCQK
O0GOReJRZsaDlb0VrdUGsCEkbq9Q2WzQPY+y6CtdVUaytpkw3YLqZ/serUB7Bg4u
DRnoqO3CjUP3rxG5yqDkMVASkwBDisuh9xo/Qff6JGOUrqTTBVokRAhVnxwh/1cH
W8ov/3hBlzIKWSdGFlyHhOB1hRG4YQ1EMTtNvitgckBvNfdbmZXdutyxMGVfL2Sg
1OuofYerIlFAGVxwELlQfMjsD6Y9HJxVofKfYFfojIf3ovgXWWiiOYpePXryhYBX
15ArONNZYM/Kb70LeXnze5pi2KskDgsyIL7/IA9yl0ju3RaJ7PQsDE6WK6V6HSRP
57/t2mqL+QH0GQKl/YQ8QFsSOm+QwOk2xvybU3lxLdrIlvqqxA0TyR4901qsIoiS
jVmFGGbo0Ga2Vn8LCSVpIrrv8SHCts6B1+2JmtWbEwlY9PqyU+4Jst/Hc/5coZg7
1sljolF1bcoWI8wQLPcx0sPkyGG5yc65heNiVsB8QwpLojN+l+UF8o2FgaY43hmb
BD6lUcuphRnIvQt2/xKwBLjak4Ty7gTTZWHKHawBC0ppu90rKDvJcONByk6/VJxD
jD43ntMADGgtrDFYWsL56yJx9aDD6HgtM1+sA6WlqjelRSbB982Gmw==</X509Certificate>
      </X509Data>
    </KeyInfo>
    <Object>
      <SignatureProperties>
        <SignatureProperty Id="ID_0080006900aa004400740085004c00fd00b500b30075005e0035003400370002" Target="#ID_000f0005009c009e00a8000a00440077008a006400a400da00f600b700310080">
          <dc:date xmlns:dc="http://purl.org/dc/elements/1.1/">2010-03-25T12:28:04,78</dc:date>
        </SignatureProperty>
      </SignatureProperties>
    </Object>
  </Signature>
</document-signatures>
</file>